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11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fo:font-style="italic" style:font-style-asian="italic" style:font-style-complex="italic"/>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17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fo:font-style="italic" style:font-style-asian="italic" style:font-style-complex="italic"/>
    </style:style>
    <style:style style:name="P1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800000" fo:font-weight="normal" fo:background-color="transparent"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1">Э</text:span><text:span text:style-name="T26">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3130148702235915798"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6593365942301571929" text:style-name="L2">
        <text:list-item>
          <text:p text:style-name="P167">«Великие грифоны прошлого» - из канона (5<text:span text:style-name="T9">s8e)</text:span></text:p>
        </text:list-item>
        <text:list-item>
          <text:p text:style-name="P167">«Высшие заклинания в повседневном использовании: от песчинки до дворца»</text:p>
        </text:list-item>
        <text:list-item>
          <text:p text:style-name="P170">«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65">Природа Проклятий</text:span>» - обмен</text:p>
        </text:list-item>
        <text:list-item>
          <text:p text:style-name="P167"><text:span text:style-name="T65">«Магия для Чайников»</text:span> - обмен</text:p>
        </text:list-item>
        <text:list-item>
          <text:p text:style-name="P167"><text:span text:style-name="T65">«Энциклопедия Арканум»</text:span> - обмен</text:p>
        </text:list-item>
        <text:list-item>
          <text:p text:style-name="P167">«О Гейсах» - обмен</text:p>
        </text:list-item>
        <text:list-item>
          <text:p text:style-name="P167">«<text:span text:style-name="T65">Тайны Тайных Наук</text:span>» - обмен</text:p>
        </text:list-item>
        <text:list-item>
          <text:p text:style-name="P170">«Основы Заклятий» - обмен</text:p>
        </text:list-item>
        <text:list-item>
          <text:p text:style-name="P16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814709852542727283"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text:soft-page-break/>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5">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text:soft-page-break/>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9"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32">***</text:p>
      <text:p text:style-name="P132"/>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431442958076284294"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8">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60"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8">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9"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60">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9">А из Пинто Крика уже месяц нет новостей...</text:span></text:p>
      <text:p text:style-name="P3"><text:span text:style-name="T43">–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9">– </text:span>“<text:span text:style-name="T1">Что я могу сделать, чтобы вернуть всё назад?</text:span>”</text:p>
      <text:p text:style-name="P11"><text:span text:style-name="T49">–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4">Что бы это значило, Флер?</text:span></text:p>
      <text:p text:style-name="P11"><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4">&lt;</text:span><text:span text:style-name="T64">Mark Knopfler - </text:span><text:span text:style-name="T63">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4">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6">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3">– Я </text:span><text:span text:style-name="T49">всегда буду оставаться в тени. </text:span><text:span text:style-name="T43">– </text:span><text:span text:style-name="T49">хлюпала единорожка. </text:span><text:span text:style-name="T43">–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7">эт правда?</text:span></text:p>
      <text:p text:style-name="P46"><text:span text:style-name="T13">– </text:span><text:span text:style-name="T67">Какая из? Их много, вообще-то. Ик!</text:span></text:p>
      <text:p text:style-name="P46"><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46"><text:span text:style-name="T13">– </text:span><text:span text:style-name="T67">Пока не умру?</text:span></text:p>
      <text:p text:style-name="P46"><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1">&lt;<text:span text:style-name="T72">David Bowie - Lets Dance/ Ashes To Ashes</text:span></text:p>
      <text:p text:style-name="P41"><text:span text:style-name="T72">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5">так её </text:span><text:span text:style-name="T3">разэтак</text:span><text:span text:style-name="T75">,</text:span><text:span text:style-name="T19"> магия!</text:span><text:span text:style-name="T62">»</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3">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61">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60">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1">пишешь</text:span><text:span text:style-name="T53">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3">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4">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60">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4">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4">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60">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oft-page-break/><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text:soft-page-break/>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1"><text:span text:style-name="T9">– </text:span>Бедный котик. <text:span text:style-name="T9">– </text:span>прошептала Флаттершай.</text:p>
      <text:p text:style-name="P51"><text:soft-page-break/>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text:soft-page-break/>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text:soft-page-break/>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oft-page-break/><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61"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text:soft-page-break/></text:p>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text:soft-page-break/>–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text:soft-page-break/>–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0">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с хрустальным шаром ,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1"><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1"><text:soft-page-break/>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text:span text:style-name="T1">Осколки</text:span></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Я продемонстрировал ночной принцессе шкатулку с беспорядочно мечущейся стрелкой.</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text:soft-page-break/>– Какой же? – нахмурилась Луна. – Ты изменяешь условия сделки?</text:p>
      <text:p text:style-name="P5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плюнул. Плевок затормозил у потолка, изменил направление на девяносто градусов и вылетел в окно.</text:p>
      <text:p text:style-name="P5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1">Луна нахмурилась.</text:p>
      <text:p text:style-name="P51">– Мы видим, у тебя уже есть готовое решение. Говори.</text:p>
      <text:p text:style-name="P5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16"><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117">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106">– Придётся действовать по твоему плану. У нас нет времени.</text:p>
      <text:p text:style-name="P106">Дискорд взглянул в газету.</text:p>
      <text:p text:style-name="P10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106">Драконикус отвлёкся от приятных мыслей и направился к выходу. За ним потянулись и остальные.</text:p>
      <text:p text:style-name="P106">Я подождал, пока все выйдут и подобрал с пола оброненную Дискордом газету.</text:p>
      <text:p text:style-name="P108"><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110"><text:soft-page-break/></text:p>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1"><text:span text:style-name="T9">–</text:span> Ну хорошо, а кто вами правит? Аликорн? Драконикус? Какой-нибудь человек с рогом во лбу? Или у вас нет правителя?</text:p>
      <text:p text:style-name="P111"><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4"><text:span text:style-name="T9">~~~ </text:span>Человек Макс <text:span text:style-name="T9">~~~</text:span></text:p>
      <text:p text:style-name="P114">Паспорт гражданина Эквестрии</text:p>
      <text:p text:style-name="P113">Выдан человеку Максу</text:p>
      <text:p text:style-name="P11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3">Именем правительства Эквестрии призываем оказывать предъявителю сего всю возможную помощь и содействие.</text:p>
      <text:p text:style-name="P112">26.07.2143</text:p>
      <text:p text:style-name="P106"/>
      <text:p text:style-name="P107">***</text:p>
      <text:p text:style-name="P106"/>
      <text:p text:style-name="P10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106">– Ох, Селестия милосердная… Кракен… Этого не было в расчётах…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пикирует звено Вондерболтов.</text:p>
      <text:p text:style-name="P106">– <text:span text:style-name="T30">ПОНИ! ВЫ ЗАЕБАЛИ!!! ВЫ ДАДИТЕ МНЕ СПАТЬ, ИЛИ НЕТ?!! КЛЯНУСЬ ХВОСТОМ, ВЫ ТАКИ ОТ МЕНЯ ОТСТАНЕТЕ, НЕ БУДЬ Я АГАМЕМНОН-БЕСКЛАННИК!</text:span></text:p>
      <text:p text:style-name="P10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106">– Берегись!!!</text:p>
      <text:p text:style-name="P10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106"/>
      <text:p text:style-name="P109">~~~~~</text:p>
      <text:p text:style-name="P109"/>
      <text:p text:style-name="P10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106">Я принимаю вертикальное положение. Вокруг меня осыпавшиеся замшелые стены без крыши и… Дэш.</text:p>
      <text:p text:style-name="P10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106">– Учту. – я кривлюсь от боли. – Спасибо, Дэш. За мной должок.</text:p>
      <text:p text:style-name="P106">– Да кто там считает! – отмахивается пегаска. – Ты не в курсе, куда я приземлилась? Ты уже был тут.</text:p>
      <text:p text:style-name="P106">Я качаю головой.</text:p>
      <text:p text:style-name="P106">– Я видел только маленькую часть замка Сестёр. И то, на бегу. Но ты ведь можешь подняться над замком и разведать путь?</text:p>
      <text:p text:style-name="P106">Пегаска чешет копытом в затылке.</text:p>
      <text:p text:style-name="P106">– Могу, конечно. Но пока я спускалась, меня трижды чуть не сбили.</text:p>
      <text:p text:style-name="P106">Над развалинами выстреливает пландерсид, целясь в пролетающего Вондерболта.</text:p>
      <text:p text:style-name="P106">–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106">Я сажусь на обломок колонны.</text:p>
      <text:p text:style-name="P10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p>
      <text:p text:style-name="P108"><text:soft-page-break/>&lt;<text:span text:style-name="T23">Описать нарастание депрессивных мыслей от описанных случая к случаю</text:span>&gt;</text:p>
      <text:p text:style-name="P106">– Макс? – пегаска трясёт меня копытом. – Ты же у нас Проводник? Выбирай направление.</text:p>
      <text:p text:style-name="P106">Ну да, на работу флюгером я ещё гожусь, «Громовержец» от выбора направления нам на голову не свалится. Наверное.</text:p>
      <text:p text:style-name="P106">Я тыкаю на ближайший коридор.</text:p>
      <text:p text:style-name="P106">– Идём туда. Один хрен, они все одинаковые. Рано или поздно выйдем в знакомое место.</text:p>
      <text:p text:style-name="P106">– Верняк! – пегаска салютует. – Веди, Проводник!</text:p>
      <text:p text:style-name="P106">…</text:p>
      <text:p text:style-name="P10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text:p>
      <text:p text:style-name="P106">– Готова спорить на две тысячи бит, мы проходили этот перекрёсток двадцать минут назад. И сорок минут назад тоже проходили.</text:p>
      <text:p text:style-name="P106">Я поворачиваюсь к Дэш.</text:p>
      <text:p text:style-name="P106">– У тебя разве есть две тысячи бит?</text:p>
      <text:p text:style-name="P106">– Нет. И это показывает, насколько я уверена в победе.</text:p>
      <text:p text:style-name="P116"><text:span text:style-name="T36">К</text:span><text:span text:style-name="T1">ажется, из левого </text:span>коридор<text:span text:style-name="T1">а</text:span> <text:span text:style-name="T1">слышны знакомые голоса</text:span>.</text:p>
      <text:p text:style-name="P106">– Идём налево.</text:p>
      <text:p text:style-name="P106">– Так точно, Проводник. – <text:s/>в голосе пегаски энтузиазма заметно убавилось.</text:p>
      <text:p text:style-name="P106">– Послушай, не называй меня проводником. Это уже не смешно!</text:p>
      <text:p text:style-name="P106">Пегаска смотрит на меня вишнёвыми глазами.</text:p>
      <text:p text:style-name="P106">– А я и не смеюсь. Я хотела тебя подбодрить малёхо, а то ты нос повесил. Но если не хочешь — не бу…</text:p>
      <text:p text:style-name="P106">– Дэш! Сзади!!!</text:p>
      <text:p text:style-name="P106">Из подземелья за спиной пегаски бесшумно вываливается копошащаяся масса.</text:p>
      <text:p text:style-name="P117">Пегаска прыгает вперёд. Быстро оглянувшись, она бросается ко мне, подхватывает передними ногами под руки и летит в левый коридор. </text:p>
      <text:p text:style-name="P11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11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111">После двух кувырков по камням гуд<text:span text:style-name="T1">ит</text:span> голова и садн<text:span text:style-name="T1">ит</text:span> ушибленное плечо. </text:p>
      <text:p text:style-name="P111"><text:span text:style-name="T1">–</text:span> Дэш? Ты где? Дэш?</text:p>
      <text:p text:style-name="P111"><text:span text:style-name="T1">Я слышу</text:span> тяжёлое дыхание и звуки борьбы из <text:span text:style-name="T1">ниши</text:span> <text:span text:style-name="T1">в стене </text:span>позади <text:span text:style-name="T1">меня</text:span>.</text:p>
      <text:p text:style-name="P116"><text:span text:style-name="T1">Пландерсид</text:span> перетянул туловище Дэш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16"><text:span text:style-name="T1">–</text:span> Дэш!!! <text:span text:style-name="T1">–</text:span> <text:span text:style-name="T1">я</text:span> обн<text:span text:style-name="T1">имаю</text:span> её за шею и тяну. Дэш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задних ног и крыл<text:span text:style-name="T1">а</text:span> пегаски.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16">Наконец она <text:span text:style-name="T1">цедит</text:span> сквозь зубы:</text:p>
      <text:p text:style-name="P116"><text:soft-page-break/><text:span text:style-name="T1">–</text:span> Всё. Уходи! <text:span text:style-name="T1">–</text:span> и с сило<text:span text:style-name="T1">й толкает</text:span> меня в грудь копытом, вырываясь из объятий.</text:p>
      <text:p text:style-name="P116"><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16">Дэш <text:span text:style-name="T1">стонет,</text:span> у неё <text:span text:style-name="T1">подкашиваются</text:span> <text:span text:style-name="T1">задние</text:span> ноги.</text:p>
      <text:p text:style-name="P116"><text:span text:style-name="T1">–</text:span> Уйди! Не смотри на меня! <text:span text:style-name="T1">–</text:span> <text:span text:style-name="T1">кричит</text:span> она мне зло.</text:p>
      <text:p text:style-name="P116"><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16"><text:span text:style-name="T1">Р</text:span>ывок <text:span text:style-name="T1">тащит меня назад</text:span>. <text:span text:style-name="T1">Мне трудно дышать</text:span>.</text:p>
      <text:p text:style-name="P116">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16"><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16"><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117">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117">Это всё сон. Всего лишь дурной сон. Я сейчас проснусь, и ничего этого не будет. И не было. Ведь это только сон, правда?</text:p>
      <text:p text:style-name="P117">Я закрываю глаза и беззвучно кричу.</text:p>
      <text:p text:style-name="P117"/>
      <text:p text:style-name="P109">~~~~~</text:p>
      <text:p text:style-name="P117"/>
      <text:p text:style-name="P118">– Держи своего «Проводника»! Хотя сейчас его стоит называть овощем и носить в чемодане.</text:p>
      <text:p text:style-name="P118">– Где ты его нашёл? Что произошло? Что с тобой, человек?</text:p>
      <text:p text:style-name="P118">– В твоей пещере медитаций, если ты её ещё помнишь. Дрянь приключилась, ни ты, ни даже я не можем исправить. Верность погибла, и он это наблюдал.</text:p>
      <text:p text:style-name="P118">– О, небо! Я превращу это болото в выжженый кратер!!! Что сказать остальным?</text:p>
      <text:p text:style-name="P118">– Лучше подумай, как мы обойдёмся без Верности? Шестёрку Гармонии уже не собрать.</text:p>
      <text:p text:style-name="P118">– Есть ещё один способ. Ты его знаешь, <text:span text:style-name="T22">Величайший</text:span>.</text:p>
      <text:p text:style-name="P11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118">–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118">– Ты мне не доверяешь??!</text:p>
      <text:p text:style-name="P118">– НЕТ!</text:p>
      <text:p text:style-name="P118"><text:soft-page-break/>– Сделка состоялась! Оплата по возвращении Сахарной Ватки. Мне не терпится увидеть выражение её благолепной мордочки, когда она узнает, ЧТО мне удалось!&lt;<text:span text:style-name="T22">Так как Макс не вернётся, Дискорд Луну не получит</text:span>&gt;</text:p>
      <text:p text:style-name="P119"/>
      <text:p text:style-name="P109">~~~~~</text:p>
      <text:p text:style-name="P119">&lt;<text:span text:style-name="T23">Макс и ко появляются на Терре со сдвигом по времени (как и Кимеринн)?</text:span>&gt;</text:p>
      <text:p text:style-name="P117">Сине-зелёное марево. Звёзды окружают наш путь. Мы плывём в потоке света.</text:p>
      <text:p text:style-name="P117"/>
      <text:p text:style-name="P117"/>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84">Там были лишь темнота и радуга, тающая в последних отблесках исчезающего коридора.</text:p>
      <text:p text:style-name="P106"/>
      <text:p text:style-name="P106"/>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84"/>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5"/>
      <text:p text:style-name="P46"><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oft-page-break/><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4"><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5"/>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3"/>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62"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62"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62" text:outline-level="2"/>
      <text:h text:style-name="P162"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62" text:outline-level="2">Поиск решения</text:h>
      <text:p text:style-name="P124"/>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62" text:outline-level="2">Поход к замку Принцес-2</text:h>
      <text:p text:style-name="P76"/>
      <text:p text:style-name="P76"/>
      <text:p text:style-name="P76"/>
      <text:p text:style-name="P77"/>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text:soft-page-break/></text:p>
      <text:h text:style-name="P162"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62"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text:soft-page-break/>…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62" text:outline-level="2"><text:soft-page-break/>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62" text:outline-level="2"><text:soft-page-break/>След?</text:h>
      <text:p text:style-name="P124"/>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62"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143627641473417702"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9">– </text:span>А если нет? – Эпплджек смотрела мне мне прямо в глаза.</text:p>
      <text:list xml:id="list43704977" text:continue-numbering="true" text:style-name="L5">
        <text:list-header>
          <text:p text:style-name="P172">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89094" text:continue-numbering="true" text:style-name="L5">
        <text:list-header>
          <text:p text:style-name="P172">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14647"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63" text:outline-level="2">Почти.</text:h>
      <text:p text:style-name="P125"/>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3" text:outline-level="2">Дискорд</text:h>
      <text:p text:style-name="P124"/>
      <text:p text:style-name="P125">Девушки поспешно собирались, пока я растолковывал им задачу.</text:p>
      <text:p text:style-name="P125"><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9">– </text:span>Это тот твой приятель, который разбился с полгода назад? – спросила Эпплджек.</text:p>
      <text:p text:style-name="P125"><text:span text:style-name="T9">– </text:span>Да, это он.</text:p>
      <text:p text:style-name="P125"><text:span text:style-name="T9">– </text:span>А как мы попадём в его квартиру? Там сейчас кто-то живёт? – Флаттершай прыгала на одной ноге, натягивая кед.</text:p>
      <text:p text:style-name="P125"><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9">– </text:span>Макс, что случилось? У нас проблемы?</text:p>
      <text:p text:style-name="P126"><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9">– </text:span>Нет нужды. Лучше станьте-ка сзади меня так, чтобы заслонить от этих бабулек и от вооон той камеры наблюдения.</text:p>
      <text:list xml:id="list707283308723435319"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8"><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8"><text:span text:style-name="T9">– </text:span>Макс, тут окно разбито! И верёвка какая-то висит. – крикнула Флаттершай из кухни.</text:p>
      <text:p text:style-name="P148"><text:span text:style-name="T9">–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9">–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9">– </text:span>Оп-па! – пробормотала Эпплджек. – Нежданчик!</text:p>
      <text:p text:style-name="P148"><text:span text:style-name="T9">– </text:span>Ты, я вижу, времени не терял, – моя рука под прикрытием стола медленно тянулась к тяжёлой фарфоровой кружке, стоящей на краю.</text:p>
      <text:p text:style-name="P128"><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9">– </text:span>А почему ты вообще решил искать нас тут? – спросила Эпплджек. – Приехал бы домой. Мы б тебя чаем напоили.</text:p>
      <text:p text:style-name="P128"><text:span text:style-name="T9">–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9">– </text:span>С кем это вы тут разговариваете?</text:p>
      <text:list xml:id="list998597743717584468" text:style-name="L7">
        <text:list-header>
          <text:p text:style-name="P164"><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
      <text:p text:style-name="P141">На мониторе высветился текст:</text:p>
      <text:p text:style-name="P140"><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3">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text:soft-page-break/>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41">– И что? – продолжила его мысль Эпплджек.</text:p>
      <text:p text:style-name="P141">–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8" text:outline-level="1">Беседа за столиком в ночи</text:h>
      <text:p text:style-name="P127">&lt;<text:span text:style-name="T60">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Ключевое слово - <text:span text:style-name="T30">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9">–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9">–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5032680434132932434" text:style-name="L8">
        <text:list-header>
          <text:p text:style-name="P178">(<text:span text:style-name="T29">Луна — как повелительница снов, слышала разговор Макса с Анакорном</text:span>)</text:p>
          <text:p text:style-name="P179"/>
        </text:list-header>
      </text:list>
      <text:p text:style-name="P138">***</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62" text:outline-level="2">Земля</text:h>
      <text:p text:style-name="P95">&lt;<text:span text:style-name="T60">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21T23:51:17.35</dc:date>
    <meta:editing-duration>P111DT9H19M36S</meta:editing-duration>
    <meta:editing-cycles>6612</meta:editing-cycles>
    <meta:generator>OpenOffice/4.1.1$Win32 OpenOffice.org_project/411m6$Build-9775</meta:generator>
    <dc:creator>макс </dc:creator>
    <meta:document-statistic meta:table-count="0" meta:image-count="0" meta:object-count="0" meta:page-count="192" meta:paragraph-count="4019" meta:word-count="90935" meta:character-count="579608"/>
  </office:meta>
</office:document-meta>
</file>